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87334154210924579"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7783178463795231211"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817054113943430732"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1"/>
      <text:p text:style-name="P2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text:span><text:span text:style-name="T1">Годы недосы</text:span><text:span text:style-name="T1">п</text:span><text:span text:style-name="T1">а, </text:span><text:span text:style-name="T1">бетоном отложившиеся в затылке, высокое давление, </text:span><text:span text:style-name="T1">слезящиеся из-за посаженного вчистую зрения, </text:span><text:span text:style-name="T1">вяжущая боль в сердце</text:span><text:span text:style-name="T1">, </text:span><text:span text:style-name="T1">валиумная зависимость, </text:span><text:span text:style-name="T1">скрипучие из-за отложения солей суставы</text:span><text:span text:style-name="T1"> — всё ушло. </text:span><text:span text:style-name="T1">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text:soft-page-break/>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text:soft-page-break/>–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text:soft-page-break/>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text:soft-page-break/>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text:soft-page-break/>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3361046036437670718"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text:p>
      <text:p text:style-name="P39"><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text:soft-page-break/>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text:soft-page-break/>–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text:soft-page-break/>–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p>
      <text:p text:style-name="P35"/>
      <text:p text:style-name="P3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text:soft-page-break/>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
      <text:h text:style-name="P108" text:outline-level="2"><text:span text:style-name="T5">5. </text:span>Индиго</text:h>
      <text:p text:style-name="P31"/>
      <text:p text:style-name="P3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играть не с кем.</text:p>
      <text:p text:style-name="P34">–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oft-page-break/><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Индиго открыла коробочку. Внутри на подстилке из тырсы лежала крохотная модель кареты в 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4">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text:soft-page-break/>–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 Но ты ведёшь себя как чужой. Как будто мы незнакомы! Ещё чуть-чуть, и станешь называть меня на «Вы» и «Ваше Высочество».</text:p>
      <text:p text:style-name="P34"><text:soft-page-break/>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 Ты не ошиблась? Нет тут никакого города.</text:p>
      <text:p text:style-name="P34">– Сейчас нет. Раньше был. – еле слышно прошептала аликорница.</text:p>
      <text:p text:style-name="P34">– Чего ты так волнуешься? Может, на более подробной карте есть? Я бы на точность глобуса не слишком полагался.</text:p>
      <text:p text:style-name="P34"><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неудивительно, учитывая их возраст.</text:p>
      <text:p text:style-name="P34">–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text:soft-page-break/>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text:soft-page-break/>–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text:soft-page-break/>Сандалии сползли с её ног, один за другим. 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text:soft-page-break/>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text:soft-page-break/>“...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1">– А в мешочке что?</text:p>
      <text:p text:style-name="P31"><text:soft-page-break/>– Немного денег. Пусть ты и зол на меня, 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
      <text:p text:style-name="P15">***</text:p>
      <text:p text:style-name="P9"/>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text:span><text:soft-page-break/><text:span text:style-name="T5">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text:span><text:span text:style-name="T23">верзила, </text:span><text:span text:style-name="T23">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9"><text:span text:style-name="T29">Импровизированный торговый ларёк из тележки с навесом был уставлен корзинами. Были тут и </text:span><text:soft-page-break/><text:span text:style-name="T29">жёлтые яблоки, и зелёные, и красные и даже оранжевые. Круглые и продолговатые, маленькие и большие, гладкие и в пупырышках.</text:span></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разъезжаться стал, покупателей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из Додж Джанкшена.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У тебя хороший вкус. – уважительно заметила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блаженной улыбкой, ощущая, как ароматный нектар тает на языке. Потом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Раскрасневшаяся Эпплджек просто расцвела от моих дифирамбов.</text:p>
      <text:p text:style-name="P31">– Тебе, как гостю города, сделаю скидку, сахарок. Забирай за шестьдесят.</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31"><text:soft-page-break/>– Добрый день, Эпплджек. – сдержанно поздоровалась она, незаметно скосив на меня взглядом в немом вопросе.</text:p>
      <text:p text:style-name="P31">– Знакомься, сахарок, это Макс! Гость города! – пихнула меня к моднице Эпплджек. – Макс, это Рэрити. Знаменитый модельер, владелица арт-бутика, </text:p>
      <text:p text:style-name="P31"/>
      <text:p text:style-name="P9"><text:span text:style-name="T29">&lt;</text:span><text:span text:style-name="T17">Макс помогает починить Эпплджек повозку.</text:span><text:span text:style-name="T29">&gt;</text:span></text:p>
      <text:p text:style-name="P9"/>
      <text:p text:style-name="P9"/>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4"/>
      <text:p text:style-name="P44">***</text:p>
      <text:p text:style-name="P43"><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связано с тобой и твоими друзьями?</text:p>
      <text:p text:style-name="P43"><text:soft-page-break/><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5">–</text:span> Нет, она мне ничего не говорила. Но, видишь ли, ваше королевство и вы сами описаны в моём мире <text:soft-page-break/>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3"><text:soft-page-break/>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09" text:outline-level="2"/>
      <text:p text:style-name="P9"/>
      <text:p text:style-name="P9"/>
      <text:p text:style-name="P9"/>
      <text:p text:style-name="P9"/>
      <text:p text:style-name="P47"><text:soft-page-break/>&lt;<text:span text:style-name="T1">Обосновать появление пландерсидов в Вечнодиком лесу тем, что к нему сбегается магия со всей </text:span><text:span text:style-name="T1">Эквестрии — из Вечнодикого леса она распространилась по миру и к нему она возвращается во время коллапса</text:span>&gt;</text:p>
      <text:p text:style-name="P47"/>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2">Мощная статура, множество коротких косичек соломенных волос, торчащих в разные стороны из-</text:span><text:soft-page-break/><text:span text:style-name="T12">под треснувшего шлема и серьга в правом ухе создавали образ этакого добродушного здоровяка-</text:span><text:span text:style-name="T12">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oft-page-break/><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text:soft-page-break/>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pan text:style-name="T5">–</text:span> Луна, мой дорогой. Для тебя <text:span text:style-name="T5">—</text:span> Луна…</text:p>
      <text:p text:style-name="P43">...</text:p>
      <text:p text:style-name="P43"/>
      <text:h text:style-name="P110" text:outline-level="2">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text:soft-page-break/>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text:soft-page-break/>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text:soft-page-break/>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text:soft-page-break/>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text:soft-page-break/>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0" text:outline-level="2">Сон Макса</text:h>
      <text:p text:style-name="P76"/>
      <text:p text:style-name="P43"><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oft-page-break/><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text:soft-page-break/>Манерный пони-оффициант выслушал наши пожелания и удалился.</text:p>
      <text:p text:style-name="P43"><text:span text:style-name="T5">–</text:span> А какой у тебя был образ жизни?</text:p>
      <text:p text:style-name="P43"><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0"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oft-page-break/><text:span text:style-name="T5">–</text:span> Дежа вю? Ты об этом?</text:p>
      <text:p text:style-name="P43"><text:span text:style-name="T5">– </text:span>Что? Какое ещё дежавю?</text:p>
      <text:p text:style-name="P43"><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3"><text:span text:style-name="T5">–</text:span> Мы можем вернуться. А это место ты покажешь мне в другой раз. Выберемся туда в двухдневный 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text:soft-page-break/>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oft-page-break/><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text:soft-page-break/>людей, не принято находиться без одежды в обществе других… людей.</text:p>
      <text:p text:style-name="P43"><text:span text:style-name="T5">–</text:span> Ну и?</text:p>
      <text:p text:style-name="P43"><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7"/>
      <text:p text:style-name="P43"><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oft-page-break/><text:span text:style-name="T5">–</text:span> Ты сказал: “ А под конец сорвать штаны и…” <text:span text:style-name="T5">–</text:span> вот я и хочу знать, что “и”?</text:p>
      <text:p text:style-name="P43">Я смутился.</text:p>
      <text:p text:style-name="P43"><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oft-page-break/><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0" text:outline-level="2"><text:soft-page-break/>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text:soft-page-break/>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5">–</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oft-page-break/><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text:soft-page-break/></text:p>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0"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0"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0" text:outline-level="2">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text:soft-page-break/>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0" text:outline-level="2"><text:soft-page-break/>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oft-page-break/><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3"/>
      <text:h text:style-name="P110" text:outline-level="2">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oft-page-break/><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text:soft-page-break/>–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text:soft-page-break/>–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text:soft-page-break/>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text:soft-page-break/>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oft-page-break/><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1904722327946834392" text:style-name="L5">
        <text:list-header>
          <text:p text:style-name="P11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42513671" text:continue-numbering="true" text:style-name="L5">
        <text:list-header>
          <text:p text:style-name="P118">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509320" text:continue-numbering="true" text:style-name="L5">
        <text:list-header>
          <text:p text:style-name="P118"><text:soft-page-break/>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512588" text:continue-numbering="true" text:style-name="L5">
        <text:list-header>
          <text:p text:style-name="P118">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1" text:outline-level="2">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5445956768119734703" text:style-name="L6">
        <text:list-header>
          <text:p text:style-name="P11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114804772536440359"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text:soft-page-break/>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text:soft-page-break/>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text:soft-page-break/>–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text:soft-page-break/>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text:soft-page-break/>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text:soft-page-break/>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30">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text:soft-page-break/>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1572759703232128625" text:style-name="L8">
        <text:list-header>
          <text:p text:style-name="P120">(<text:span text:style-name="T19">Луна — как повелительница снов, слышала разговор Макса с Анакорном</text:span>)</text:p>
          <text:p text:style-name="P121"/>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03T22:34:57.27</dc:date>
    <meta:editing-duration>P62DT10H8M57S</meta:editing-duration>
    <meta:editing-cycles>2858</meta:editing-cycles>
    <meta:generator>OpenOffice/4.1.1$Win32 OpenOffice.org_project/411m6$Build-9775</meta:generator>
    <dc:creator>макс </dc:creator>
    <meta:document-statistic meta:table-count="0" meta:image-count="0" meta:object-count="0" meta:page-count="135" meta:paragraph-count="2799" meta:word-count="65264" meta:character-count="414460"/>
  </office:meta>
</office:document-meta>
</file>